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ce2" office:value-type="string" calcext:value-type="string">
            <text:p>棋手</text:p>
          </table:table-cell>
          <table:table-cell table:style-name="ce2" office:value-type="string" calcext:value-type="string">
            <text:p>冠军</text:p>
          </table:table-cell>
          <table:table-cell table:style-name="ce2" office:value-type="string" calcext:value-type="string">
            <text:p>亚军</text:p>
          </table:table-cell>
          <table:table-cell table:style-name="ce2" office:value-type="string" calcext:value-type="string">
            <text:p>四强</text:p>
          </table:table-cell>
          <table:table-cell table:style-name="ce2" office:value-type="string" calcext:value-type="string">
            <text:p>八强</text:p>
          </table:table-cell>
          <table:table-cell table:style-name="ce2" office:value-type="string" calcext:value-type="string">
            <text:p>积分</text:p>
          </table:table-cell>
          <table:table-cell table:style-name="ce3" office:value-type="string" calcext:value-type="string">
            <text:p>中</text:p>
          </table:table-cell>
          <table:table-cell table:style-name="ce3" office:value-type="string" calcext:value-type="string">
            <text:p>日</text:p>
          </table:table-cell>
          <table:table-cell table:style-name="ce3" office:value-type="string" calcext:value-type="string">
            <text:p>韩</text:p>
          </table:table-cell>
          <table:table-cell table:style-name="ce3" office:value-type="string" calcext:value-type="string">
            <text:p>其他</text:p>
          </table:table-cell>
          <table:table-cell table:style-name="ce3" office:value-type="string" calcext:value-type="string">
            <text:p>总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李昌镐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18.65" calcext:value-type="float">
            <text:p>218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李世石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7.25" calcext:value-type="float">
            <text:p>167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曹薰铉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2.79" calcext:value-type="float">
            <text:p>11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古力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3.78" calcext:value-type="float">
            <text:p>103.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刘昌赫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6.68" calcext:value-type="float">
            <text:p>96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常昊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7.49" calcext:value-type="float">
            <text:p>77.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朴永训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5.38" calcext:value-type="float">
            <text:p>65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朴廷桓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4.41" calcext:value-type="float">
            <text:p>64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马晓春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3.37" calcext:value-type="float">
            <text:p>63.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柯洁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.48" calcext:value-type="float">
            <text:p>60.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赵治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.25" calcext:value-type="float">
            <text:p>5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孔杰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9.31" calcext:value-type="float">
            <text:p>49.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唐韦星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.3" calcext:value-type="float">
            <text:p>40.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陈耀烨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.24" calcext:value-type="float">
            <text:p>40.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王立诚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.25" calcext:value-type="float">
            <text:p>39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崔哲瀚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7.19" calcext:value-type="float">
            <text:p>37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林海峰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5.2" calcext:value-type="float">
            <text:p>35.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依田纪基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周睿羊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.18" calcext:value-type="float">
            <text:p>30.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周鹤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.1" calcext:value-type="float">
            <text:p>29.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金志锡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8.13" calcext:value-type="float">
            <text:p>28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朴文垚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7.14" calcext:value-type="float">
            <text:p>27.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时越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.17" calcext:value-type="float">
            <text:p>25.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小林光一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.14" calcext:value-type="float">
            <text:p>25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俞斌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.13" calcext:value-type="float">
            <text:p>24.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元晟溱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.13" calcext:value-type="float">
            <text:p>24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姜东润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.15" calcext:value-type="float">
            <text:p>2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张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.12" calcext:value-type="float">
            <text:p>23.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聂卫平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1.12" calcext:value-type="float">
            <text:p>21.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胡耀宇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.09" calcext:value-type="float">
            <text:p>21.0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小林觉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.08" calcext:value-type="float">
            <text:p>20.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武宫正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.14" calcext:value-type="float">
            <text:p>19.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邱峻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徐奉洙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1" calcext:value-type="float">
            <text:p>18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赵汉乘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谢赫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.08" calcext:value-type="float">
            <text:p>18.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党毅飞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.11" calcext:value-type="float">
            <text:p>17.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柁嘉熹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.11" calcext:value-type="float">
            <text:p>17.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江维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.1" calcext:value-type="float">
            <text:p>16.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辜梓豪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王磊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.05" calcext:value-type="float">
            <text:p>15.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大竹英雄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.1" calcext:value-type="float">
            <text:p>14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杨鼎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" calcext:value-type="float">
            <text:p>13.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谢尔豪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.09" calcext:value-type="float">
            <text:p>13.0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周俊勋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08" calcext:value-type="float">
            <text:p>13.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罗洗河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08" calcext:value-type="float">
            <text:p>12.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范廷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08" calcext:value-type="float">
            <text:p>12.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宋泰坤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.06" calcext:value-type="float">
            <text:p>12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申真谞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05" calcext:value-type="float">
            <text:p>12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朴正祥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.07" calcext:value-type="float">
            <text:p>11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崔明勋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.06" calcext:value-type="float">
            <text:p>11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白洪淅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08" calcext:value-type="float">
            <text:p>10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檀啸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.07" calcext:value-type="float">
            <text:p>10.0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芈昱廷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.07" calcext:value-type="float">
            <text:p>10.0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许映皓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.05" calcext:value-type="float">
            <text:p>10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王檄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.04" calcext:value-type="float">
            <text:p>10.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井山裕太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04" calcext:value-type="float">
            <text:p>9.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刘小光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02" calcext:value-type="float">
            <text:p>9.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王铭琬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02" calcext:value-type="float">
            <text:p>9.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安国铉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山田规三生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04" calcext:value-type="float">
            <text:p>8.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睦镇硕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04" calcext:value-type="float">
            <text:p>8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彭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.03" calcext:value-type="float">
            <text:p>8.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黄奕中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02" calcext:value-type="float">
            <text:p>7.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加藤正夫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01" calcext:value-type="float">
            <text:p>7.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钱宇平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03" calcext:value-type="float">
            <text:p>6.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羽根直树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3" calcext:value-type="float">
            <text:p>5.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韩尚勋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3" calcext:value-type="float">
            <text:p>5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刘星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02" calcext:value-type="float">
            <text:p>5.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彦坂直人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柳时熏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梁宰豪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02" calcext:value-type="float">
            <text:p>5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芮乃伟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.01" calcext:value-type="float">
            <text:p>5.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河野临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连笑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赵善津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安成浚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1" calcext:value-type="float">
            <text:p>4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淡路修三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申旻埈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1" calcext:value-type="float">
            <text:p>4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谢科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1" calcext:value-type="float">
            <text:p>4.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金承俊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01" calcext:value-type="float">
            <text:p>4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山下敬吾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李圣宰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孟泰龄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山城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01" calcext:value-type="float">
            <text:p>3.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廖元赫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李喆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王垚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王煜辉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罗玄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01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范蕴若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藤泽秀行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01" calcext:value-type="float">
            <text:p>3.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邬光亚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邵炜刚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结成聪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迈克·雷蒙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俞斌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古灵益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李轩豪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洪旼杓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温昭珍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童梦成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金荣桓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金起用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卞相壹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姜至省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安祚永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彭立尧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戎毅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曹大元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李康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李映九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江铸久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片冈聪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石田芳夫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车敏洙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韩雄奎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高尾绅路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丁伟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余正麒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刘菁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华学明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周贺玺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坂井秀至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夏晨琨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安达勋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工藤纪夫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张文东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张涛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李元荣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李钦诚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牛雨田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王雷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白石裕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芝野虎丸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范胤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许嘉阳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车泽武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金东昊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金主镐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金成龙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金明完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金炯佑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金秀壮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钟文靖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阿基鲁尔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陈时映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陈梓健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陈诗渊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陶欣然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黄昕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2" office:value-type="string" calcext:value-type="string">
            <text:p>棋手</text:p>
          </table:table-cell>
          <table:table-cell table:style-name="ce2" office:value-type="string" calcext:value-type="string">
            <text:p>冠军</text:p>
          </table:table-cell>
          <table:table-cell table:style-name="ce2" office:value-type="string" calcext:value-type="string">
            <text:p>亚军</text:p>
          </table:table-cell>
          <table:table-cell table:style-name="ce2" office:value-type="string" calcext:value-type="string">
            <text:p>四强</text:p>
          </table:table-cell>
          <table:table-cell table:style-name="ce2" office:value-type="string" calcext:value-type="string">
            <text:p>八强</text:p>
          </table:table-cell>
          <table:table-cell table:style-name="ce2" office:value-type="string" calcext:value-type="string">
            <text:p>积分</text:p>
          </table:table-cell>
          <table:table-cell table:style-name="ce3" office:value-type="string" calcext:value-type="string">
            <text:p>中</text:p>
          </table:table-cell>
          <table:table-cell table:style-name="ce3" office:value-type="string" calcext:value-type="string">
            <text:p>日</text:p>
          </table:table-cell>
          <table:table-cell table:style-name="ce3" office:value-type="string" calcext:value-type="string">
            <text:p>韩</text:p>
          </table:table-cell>
          <table:table-cell table:style-name="ce3" office:value-type="string" calcext:value-type="string">
            <text:p>其他</text:p>
          </table:table-cell>
          <table:table-cell/>
        </table:table-row>
        <table:table-row table:style-name="ro2">
          <table:table-cell table:style-name="Default" table:number-columns-repeated="7"/>
          <table:table-cell table:formula="of:=SUM([.H2:.H152])" office:value-type="float" office:value="73" calcext:value-type="float">
            <text:p>73</text:p>
          </table:table-cell>
          <table:table-cell table:formula="of:=SUM([.I2:.I152])" office:value-type="float" office:value="28" calcext:value-type="float">
            <text:p>28</text:p>
          </table:table-cell>
          <table:table-cell table:formula="of:=SUM([.J2:.J152])" office:value-type="float" office:value="48" calcext:value-type="float">
            <text:p>48</text:p>
          </table:table-cell>
          <table:table-cell table:formula="of:=SUM([.K2:.K152])" office:value-type="float" office:value="2" calcext:value-type="float">
            <text:p>2</text:p>
          </table:table-cell>
          <table:table-cell table:formula="of:=SUM([.H154:.K154])" office:value-type="float" office:value="151" calcext:value-type="float">
            <text:p>151</text:p>
          </table:table-cell>
        </table:table-row>
        <table:table-row table:style-name="ro2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Default"/>
          <table:table-cell table:style-name="Default" office:value-type="string" calcext:value-type="string">
            <text:p>中</text:p>
          </table:table-cell>
          <table:table-cell table:style-name="Default" table:formula="of:=SUMPRODUCT([.C2:.C152];[.$H2:.$H152])" office:value-type="float" office:value="43" calcext:value-type="float">
            <text:p>43</text:p>
          </table:table-cell>
          <table:table-cell table:style-name="Default" table:formula="of:=SUMPRODUCT([.D2:.D152];[.$H2:.$H152])" office:value-type="float" office:value="48" calcext:value-type="float">
            <text:p>48</text:p>
          </table:table-cell>
          <table:table-cell table:style-name="Default" table:formula="of:=SUMPRODUCT([.E2:.E152];[.$H2:.$H152])" office:value-type="float" office:value="97" calcext:value-type="float">
            <text:p>97</text:p>
          </table:table-cell>
          <table:table-cell table:style-name="Default" table:formula="of:=SUMPRODUCT([.F2:.F152];[.$H2:.$H152])" office:value-type="float" office:value="199" calcext:value-type="float">
            <text:p>199</text:p>
          </table:table-cell>
          <table:table-cell table:style-name="Default" office:value-type="float" office:value="73" calcext:value-type="float">
            <text:p>73</text:p>
          </table:table-cell>
          <table:table-cell table:number-columns-repeated="5"/>
        </table:table-row>
        <table:table-row table:style-name="ro2">
          <table:table-cell table:style-name="Default"/>
          <table:table-cell table:style-name="Default" office:value-type="string" calcext:value-type="string">
            <text:p>日</text:p>
          </table:table-cell>
          <table:table-cell table:style-name="Default" table:formula="of:=SUMPRODUCT([.C2:.C152];[.$I2:.$I152])" office:value-type="float" office:value="10" calcext:value-type="float">
            <text:p>10</text:p>
          </table:table-cell>
          <table:table-cell table:style-name="Default" table:formula="of:=SUMPRODUCT([.D2:.D152];[.$I2:.$I152])" office:value-type="float" office:value="17" calcext:value-type="float">
            <text:p>17</text:p>
          </table:table-cell>
          <table:table-cell table:style-name="Default" table:formula="of:=SUMPRODUCT([.E2:.E152];[.$I2:.$I152])" office:value-type="float" office:value="33" calcext:value-type="float">
            <text:p>33</text:p>
          </table:table-cell>
          <table:table-cell table:style-name="Default" table:formula="of:=SUMPRODUCT([.F2:.F152];[.$I2:.$I152])" office:value-type="float" office:value="96" calcext:value-type="float">
            <text:p>96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table:style-name="Default"/>
          <table:table-cell table:style-name="Default" office:value-type="string" calcext:value-type="string">
            <text:p>韩</text:p>
          </table:table-cell>
          <table:table-cell table:style-name="Default" table:formula="of:=SUMPRODUCT([.C2:.C152];[.$J2:.$J152])" office:value-type="float" office:value="61" calcext:value-type="float">
            <text:p>61</text:p>
          </table:table-cell>
          <table:table-cell table:style-name="Default" table:formula="of:=SUMPRODUCT([.D2:.D152];[.$J2:.$J152])" office:value-type="float" office:value="49" calcext:value-type="float">
            <text:p>49</text:p>
          </table:table-cell>
          <table:table-cell table:style-name="Default" table:formula="of:=SUMPRODUCT([.E2:.E152];[.$J2:.$J152])" office:value-type="float" office:value="98" calcext:value-type="float">
            <text:p>98</text:p>
          </table:table-cell>
          <table:table-cell table:style-name="Default" table:formula="of:=SUMPRODUCT([.F2:.F152];[.$J2:.$J152])" office:value-type="float" office:value="157" calcext:value-type="float">
            <text:p>157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table:style-name="Default"/>
          <table:table-cell table:style-name="Default" office:value-type="string" calcext:value-type="string">
            <text:p>其他</text:p>
          </table:table-cell>
          <table:table-cell table:style-name="Default" table:formula="of:=SUMPRODUCT([.C2:.C152];[.$K2:.$K152])" office:value-type="float" office:value="0" calcext:value-type="float">
            <text:p>0</text:p>
          </table:table-cell>
          <table:table-cell table:style-name="Default" table:formula="of:=SUMPRODUCT([.D2:.D152];[.$K2:.$K152])" office:value-type="float" office:value="0" calcext:value-type="float">
            <text:p>0</text:p>
          </table:table-cell>
          <table:table-cell table:style-name="Default" table:formula="of:=SUMPRODUCT([.E2:.E152];[.$K2:.$K152])" office:value-type="float" office:value="0" calcext:value-type="float">
            <text:p>0</text:p>
          </table:table-cell>
          <table:table-cell table:style-name="Default" table:formula="of:=SUMPRODUCT([.F2:.F152];[.$K2:.$K152])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Default"/>
          <table:table-cell table:style-name="Default" office:value-type="string" calcext:value-type="string">
            <text:p>总计</text:p>
          </table:table-cell>
          <table:table-cell table:style-name="Default" table:formula="of:=SUM([.C156:.C159])" office:value-type="float" office:value="114" calcext:value-type="float">
            <text:p>114</text:p>
          </table:table-cell>
          <table:table-cell table:style-name="Default" table:formula="of:=SUM([.D156:.D159])" office:value-type="float" office:value="114" calcext:value-type="float">
            <text:p>114</text:p>
          </table:table-cell>
          <table:table-cell table:style-name="Default" table:formula="of:=SUM([.E156:.E159])" office:value-type="float" office:value="228" calcext:value-type="float">
            <text:p>228</text:p>
          </table:table-cell>
          <table:table-cell table:style-name="Default" table:formula="of:=SUM([.F156:.F159])" office:value-type="float" office:value="456" calcext:value-type="float">
            <text:p>456</text:p>
          </table:table-cell>
          <table:table-cell table:style-name="Default" table:formula="of:=SUM([.G156:.G159])" office:value-type="float" office:value="151" calcext:value-type="float">
            <text:p>15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6:21:48.032057835</meta:creation-date>
    <dc:date>2019-09-09T17:12:50.419065979</dc:date>
    <meta:editing-duration>PT20M</meta:editing-duration>
    <meta:editing-cycles>2</meta:editing-cycles>
    <meta:generator>LibreOffice/6.2.7.1$MacOSX_X86_64 LibreOffice_project/23edc44b61b830b7d749943e020e96f5a7df63bf</meta:generator>
    <meta:document-statistic meta:table-count="1" meta:cell-count="1264" meta:object-count="0"/>
    <meta:user-defined meta:name=""/>
  </office:meta>
</office:document-meta>
</file>